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 style:page-number="0"/>
      <style:text-properties fo:language="en" fo:country="GB"/>
    </style:style>
    <style:style style:name="P2" style:parent-style-name="TOCHeading" style:master-page-name="MP1" style:family="paragraph">
      <style:paragraph-properties fo:break-before="page" style:page-number="0"/>
    </style:style>
    <style:style style:name="T3" style:parent-style-name="DefaultParagraphFont" style:family="text">
      <style:text-properties fo:language="en" fo:country="GB"/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" style:parent-style-name="Hyperlink" style:family="text">
      <style:text-properties fo:language="en" fo:country="GB"/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Heading1" style:family="paragraph">
      <style:paragraph-properties fo:break-before="page"/>
    </style:style>
    <style:style style:name="P19" style:parent-style-name="Heading1" style:family="paragraph">
      <style:paragraph-properties fo:break-before="page"/>
    </style:style>
    <style:style style:name="P20" style:parent-style-name="Normal" style:family="paragraph">
      <style:paragraph-properties fo:break-before="page"/>
    </style:style>
    <style:style style:name="P21" style:parent-style-name="Normal" style:family="paragraph">
      <style:paragraph-properties fo:break-before="page"/>
    </style:style>
    <style:style style:name="P22" style:parent-style-name="Normal" style:family="paragraph">
      <style:paragraph-properties fo:break-before="page"/>
    </style:style>
    <style:style style:name="P23" style:parent-style-name="Normal" style:family="paragraph">
      <style:paragraph-properties fo:break-before="page"/>
    </style:style>
    <style:style style:name="P24" style:parent-style-name="Normal" style:family="paragraph">
      <style:paragraph-properties fo:break-before="page"/>
    </style:style>
    <style:style style:name="P25" style:parent-style-name="Normal" style:family="paragraph">
      <style:paragraph-properties fo:break-before="page"/>
    </style:style>
    <style:style style:name="P26" style:parent-style-name="Normal" style:family="paragraph">
      <style:paragraph-properties fo:break-before="page"/>
    </style:style>
    <style:style style:name="P27" style:parent-style-name="Normal" style:family="paragraph">
      <style:paragraph-properties fo:break-before="page"/>
      <style:text-properties fo:hyphenate="true"/>
    </style:style>
  </office:automatic-styles>
  <office:body>
    <office:text text:use-soft-page-breaks="true">
      <text:p text:style-name="P1">Concept Ontwerpverslag</text:p>
      <text:h text:style-name="P2" text:outline-level="1"><text:bookmark-start text:name="_Toc190883493"/><text:span text:style-name="T3">Inhoudsopgave</text:span><text:bookmark-end text:name="_Toc190883493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190883493" office:target-frame-name="_top" xlink:show="replace"><text:span text:style-name="T5">Inhoudsopgave</text:span><text:tab/>0</text:a></text:p>
          <text:p text:style-name="P6"><text:a xlink:href="#_Toc190883494" office:target-frame-name="_top" xlink:show="replace"><text:span text:style-name="Hyperlink">Samenvatting</text:span><text:tab/>1</text:a></text:p>
          <text:p text:style-name="P7"><text:a xlink:href="#_Toc190883495" office:target-frame-name="_top" xlink:show="replace"><text:span text:style-name="Hyperlink">Inleiding</text:span><text:tab/>2</text:a></text:p>
          <text:p text:style-name="P8"><text:a xlink:href="#_Toc190883496" office:target-frame-name="_top" xlink:show="replace"><text:span text:style-name="Hyperlink">Pakket van Eisen</text:span><text:tab/>3</text:a></text:p>
          <text:p text:style-name="P9"><text:a xlink:href="#_Toc190883497" office:target-frame-name="_top" xlink:show="replace"><text:span text:style-name="Hyperlink">Functies</text:span><text:tab/>4</text:a></text:p>
          <text:p text:style-name="P10"><text:a xlink:href="#_Toc190883498" office:target-frame-name="_top" xlink:show="replace"><text:span text:style-name="Hyperlink">Functievervullers</text:span><text:tab/>5</text:a></text:p>
          <text:p text:style-name="P11"><text:a xlink:href="#_Toc190883499" office:target-frame-name="_top" xlink:show="replace"><text:span text:style-name="Hyperlink">Concepten</text:span><text:tab/>6</text:a></text:p>
          <text:p text:style-name="P12"><text:a xlink:href="#_Toc190883500" office:target-frame-name="_top" xlink:show="replace"><text:span text:style-name="Hyperlink">Conceptkeuze</text:span><text:tab/>7</text:a></text:p>
          <text:p text:style-name="P13"><text:a xlink:href="#_Toc190883501" office:target-frame-name="_top" xlink:show="replace"><text:span text:style-name="Hyperlink">Reflectie conceptkeuze</text:span><text:tab/>8</text:a></text:p>
          <text:p text:style-name="P14"><text:a xlink:href="#_Toc190883502" office:target-frame-name="_top" xlink:show="replace"><text:span text:style-name="Hyperlink">Conclusie</text:span><text:tab/>9</text:a></text:p>
          <text:p text:style-name="P15"><text:a xlink:href="#_Toc190883503" office:target-frame-name="_top" xlink:show="replace"><text:span text:style-name="Hyperlink">Bronnenlijst</text:span><text:tab/>10</text:a></text:p>
        </text:index-body>
      </text:table-of-content>
      <text:p text:style-name="Normal"/>
      <text:p text:style-name="P16"/>
      <text:p text:style-name="P17"/>
      <text:h text:style-name="P18" text:outline-level="1"><text:bookmark-start text:name="_Toc190881087"/><text:bookmark-start text:name="_Toc190883494"/><text:soft-page-break/>Samenvatting<text:bookmark-end text:name="_Toc190881087"/><text:bookmark-end text:name="_Toc190883494"/></text:h>
      <text:h text:style-name="P19" text:outline-level="1"><text:bookmark-start text:name="_Toc190883495"/><text:soft-page-break/>Inleiding<text:bookmark-end text:name="_Toc190883495"/></text:h>
      <text:p text:style-name="P20"/>
      <text:h text:style-name="Heading1" text:outline-level="1"><text:bookmark-start text:name="_Toc190883496"/>Pakket van Eisen<text:bookmark-end text:name="_Toc190883496"/></text:h>
      <text:p text:style-name="P21"/>
      <text:h text:style-name="Heading1" text:outline-level="1"><text:bookmark-start text:name="_Toc190883497"/>Functies<text:bookmark-end text:name="_Toc190883497"/></text:h>
      <text:p text:style-name="P22"/>
      <text:h text:style-name="Heading1" text:outline-level="1"><text:bookmark-start text:name="_Toc190883498"/>Functievervullers<text:bookmark-end text:name="_Toc190883498"/></text:h>
      <text:p text:style-name="P23"/>
      <text:h text:style-name="Heading1" text:outline-level="1"><text:bookmark-start text:name="_Toc190883499"/>Concepten<text:bookmark-end text:name="_Toc190883499"/></text:h>
      <text:p text:style-name="P24"/>
      <text:h text:style-name="Heading1" text:outline-level="1"><text:bookmark-start text:name="_Toc190883500"/>Conceptkeuze<text:bookmark-end text:name="_Toc190883500"/></text:h>
      <text:p text:style-name="P25"/>
      <text:h text:style-name="Heading1" text:outline-level="1"><text:bookmark-start text:name="_Toc190883501"/>Reflectie conceptkeuze<text:bookmark-end text:name="_Toc190883501"/></text:h>
      <text:p text:style-name="P26"/>
      <text:h text:style-name="Heading1" text:outline-level="1"><text:bookmark-start text:name="_Toc190883502"/>Conclusie<text:bookmark-end text:name="_Toc190883502"/></text:h>
      <text:p text:style-name="P27"/>
      <text:h text:style-name="Heading1" text:outline-level="1"><text:bookmark-start text:name="_Toc190883503"/><text:soft-page-break/>Bronnenlijst<text:bookmark-end text:name="_Toc190883503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text-align="center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TOCHeading" style:display-name="TOC Heading" style:family="paragraph" style:parent-style-name="Heading1" style:next-style-name="Normal" style:default-outline-level="1">
      <style:paragraph-properties fo:margin-top="0.1666in" fo:margin-bottom="0in" fo:line-height="106%"/>
      <style:text-properties style:letter-kerning="false" fo:font-size="16pt" style:font-size-asian="16pt" style:font-size-complex="16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line-height="107%" fo:margin-left="0.3055in">
        <style:tab-stops/>
      </style:paragraph-properties>
      <style:text-properties style:font-name="Aptos" style:font-name-asian="Times New Roman" style:letter-kerning="false" fo:font-size="11pt" style:font-size-asian="11pt" style:font-size-complex="11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page-layout style:name="PL1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2</text:page-number></text:p>
        <text:p text:style-name="Footer"/>
      </style:footer>
    </style:master-page>
    <style:master-page style:name="MP1" style:page-layout-name="PL1">
      <style:footer>
        <text:p text:style-name="Footer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amairo Martinus (20072716)</meta:initial-creator>
    <dc:creator>Yamairo Martinus (20072716)</dc:creator>
    <meta:creation-date>2025-02-19T17:09:00Z</meta:creation-date>
    <dc:date>2025-02-21T13:51:00Z</dc:date>
    <meta:template xlink:href="Normal" xlink:type="simple"/>
    <meta:editing-cycles>1</meta:editing-cycles>
    <meta:editing-duration>PT660S</meta:editing-duration>
    <meta:document-statistic meta:page-count="12" meta:paragraph-count="2" meta:word-count="162" meta:character-count="1088" meta:row-count="7" meta:non-whitespace-character-count="928"/>
  </office:meta>
</office:document-meta>
</file>